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bottom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8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6302 - process. 07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2.028.50</text:p>
            <text:p>18/09/2024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13112 - mens. 07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3]-[.F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6311 - process. 08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4]-[.F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4 - mens. 08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08.5" calcext:value-type="float">
            <text:p>708,5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5]-[.F5]" office:value-type="float" office:value="-228.5" calcext:value-type="float">
            <text:p>(228,5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6320 - process. 09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191.5" calcext:value-type="float">
            <text:p>191,5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6]-[.F6]" office:value-type="float" office:value="228.5" calcext:value-type="float">
            <text:p>228,50</text:p>
          </table:table-cell>
          <table:table-cell table:style-name="ce24" office:value-type="string" calcext:value-type="string" table:number-columns-spanned="1" table:number-rows-spanned="2">
            <text:p>PG – R$  851,30</text:p>
            <text:p>23/10/2024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37 - mens. 09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659.8" calcext:value-type="float">
            <text:p>659,8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7]-[.F7]" office:value-type="float" office:value="-179.8" calcext:value-type="float">
            <text:p>(179,8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6329 - process. 10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240.2" calcext:value-type="float">
            <text:p>240,2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8]-[.F8]" office:value-type="float" office:value="179.8" calcext:value-type="float">
            <text:p>179,80</text:p>
          </table:table-cell>
          <table:table-cell table:style-name="ce24" office:value-type="string" calcext:value-type="string" table:number-columns-spanned="1" table:number-rows-spanned="4">
            <text:p>PG – R$ 1.739,85</text:p>
            <text:p>10/2024 – 240,20</text:p>
            <text:p>10/2024 – 480,00</text:p>
            <text:p>11/2024 – 420,00</text:p>
            <text:p>11/2024 – 599,65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0 - mens. 10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9]-[.F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6338 - process. 11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0]-[.F1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3 - mens. 11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99.65" calcext:value-type="float">
            <text:p>599,65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1]-[.F11]" office:value-type="float" office:value="-119.65" calcext:value-type="float">
            <text:p>(119,6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6347 - process. 12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00.35" calcext:value-type="float">
            <text:p>300,35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2]-[.F12]" office:value-type="float" office:value="119.65" calcext:value-type="float">
            <text:p>119,65</text:p>
          </table:table-cell>
          <table:table-cell table:style-name="ce81" office:value-type="string" calcext:value-type="string" table:number-columns-spanned="1" table:number-rows-spanned="2">
            <text:p/>
            <text:p>PG – R$ 1.237,23</text:p>
            <text:p>12/2024 – 300,35</text:p>
            <text:p>12/2024 – 936,88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7 - mens. 12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936.88" calcext:value-type="float">
            <text:p>936,88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3]-[.F13]" office:value-type="float" office:value="-456.88" calcext:value-type="float">
            <text:p>(456,88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6356 - process. 01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 513,00</text:p>
            <text:p>01/2025 – 440,00</text:p>
            <text:p>01/2025 -  73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0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3" calcext:value-type="float">
            <text:p>73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5]-[.F15]" office:value-type="float" office:value="427" calcext:value-type="float">
            <text:p>427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6365 - process. 02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6]-[.F16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961,95</text:p>
            <text:p>14/03/2025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3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21.95" calcext:value-type="float">
            <text:p>521,95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7]-[.F17]" office:value-type="float" office:value="-21.95" calcext:value-type="float">
            <text:p>(21,9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6374 - process. 03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88.17" calcext:value-type="float">
            <text:p>388,17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8]-[.F18]" office:value-type="float" office:value="51.83" calcext:value-type="float">
            <text:p>51,83</text:p>
          </table:table-cell>
          <table:table-cell table:style-name="ce23" office:value-type="string" calcext:value-type="string" table:number-columns-spanned="1" table:number-rows-spanned="4">
            <text:p>PG – R$ 1.828,17</text:p>
            <text:p>03/2025 – 388,17</text:p>
            <text:p>03/2025 – 500,00</text:p>
            <text:p>04/2025 – 440,00</text:p>
            <text:p>04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6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9]-[.F1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6383 - process. 04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0]-[.F2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0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1]-[.F21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6392 - process. 05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2]-[.F2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1.787,00</text:p>
            <text:p>05/2025 – 440,00</text:p>
            <text:p>05/2025 – 500,00</text:p>
            <text:p>06/2025 – 440,00</text:p>
            <text:p>06/2025 – 407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4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3]-[.F2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6401 - process. 06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4]-[.F2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8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07" calcext:value-type="float">
            <text:p>407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5]-[.F25]" office:value-type="float" office:value="93" calcext:value-type="float">
            <text:p>93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6410 - process. 07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33" calcext:value-type="float">
            <text:p>533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6]-[.F26]" office:value-type="float" office:value="-93" calcext:value-type="float">
            <text:p>(93,00)</text:p>
          </table:table-cell>
          <table:table-cell table:style-name="ce23" office:value-type="string" calcext:value-type="string" table:number-columns-spanned="1" table:number-rows-spanned="4">
            <text:p>PG – R$ 1.973,00</text:p>
            <text:p>06/2025 – 93,00</text:p>
            <text:p>07/2025 – 440,00</text:p>
            <text:p>08/2025 – 500,00</text:p>
            <text:p>08/2025 – 440,00</text:p>
            <text:p>08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2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7]-[.F27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6419 - process. 08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8]-[.F28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6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9]-[.F2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/>
          <table:table-cell table:style-name="ce61" table:number-columns-repeated="5"/>
          <table:table-cell table:style-name="ce76" office:value-type="string" calcext:value-type="string">
            <text:p>TOTAL</text:p>
          </table:table-cell>
          <table:table-cell table:style-name="ce66" table:formula="of:=SUM([.H2:.H29])" office:value-type="float" office:value="0" calcext:value-type="float">
            <text:p>-</text:p>
          </table:table-cell>
          <table:table-cell table:style-name="ce82"/>
          <table:table-cell table:style-name="ce83" table:number-columns-repeated="55"/>
        </table:table-row>
        <table:table-row table:style-name="ro3">
          <table:table-cell table:style-name="ce54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2">
          <table:table-cell table:style-name="ce54"/>
          <table:table-cell table:style-name="ce63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4">
          <table:table-cell table:style-name="ce54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1969">
          <table:table-cell table:style-name="ce56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4">00/00/0000</text:date></text:span><text:span text:style-name="MT2"><text:s/>- </text:span><text:span text:style-name="MT2"><text:time style:data-style-name="N2" text:time-value="14:37:20.009915400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37:20.021958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215" meta:object-count="0"/>
    <meta:user-defined meta:name="Info 0"/>
    <meta:user-defined meta:name="Info 1"/>
    <meta:user-defined meta:name="Info 2"/>
    <meta:user-defined meta:name="Info 3"/>
  </office:meta>
</office:document-meta>
</file>